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73e" officeooo:paragraph-rsid="0016073e"/>
    </style:style>
    <style:style style:name="P2" style:family="paragraph" style:parent-style-name="Standard">
      <style:text-properties officeooo:rsid="0016b0f8" officeooo:paragraph-rsid="0016b0f8"/>
    </style:style>
    <style:style style:name="P3" style:family="paragraph" style:parent-style-name="Standard">
      <style:text-properties officeooo:paragraph-rsid="0016b0f8"/>
    </style:style>
    <style:style style:name="P4" style:family="paragraph" style:parent-style-name="Standard">
      <style:text-properties fo:font-size="11pt" officeooo:rsid="001de2c7" officeooo:paragraph-rsid="001de2c7" style:font-size-asian="9.60000038146973pt" style:font-size-complex="11pt"/>
    </style:style>
    <style:style style:name="P5" style:family="paragraph" style:parent-style-name="Standard">
      <style:text-properties style:font-name="Liberation Serif" fo:font-size="12pt" officeooo:rsid="00197fb2" officeooo:paragraph-rsid="00197fb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b59e0" officeooo:paragraph-rsid="001b59e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de2c7" officeooo:paragraph-rsid="001de2c7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e78a2" officeooo:paragraph-rsid="001e78a2" style:font-size-asian="12pt" style:font-size-complex="12pt"/>
    </style:style>
    <style:style style:name="T1" style:family="text">
      <style:text-properties officeooo:rsid="0016b0f8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5pt" officeooo:rsid="0016b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D1</text:p>
      <text:p text:style-name="P1">Wątki Pthread korzystają z mieszanego modelu implemantacji wątków z tego powodu nie są one tworzone oraz wykonywane po kolei, tylko jednocześnie z odpowiednią synchronizacją działań oraz dostępem do zmiennych globalnych.</text:p>
      <text:p text:style-name="P2">ZD2</text:p>
      <text:p text:style-name="P3"><text:span text:style-name="T1">Kolejność wyswietlania wątków nie zawsze jest taka sama chociaż planista systemu zdaje się faworyzować wykonywany wątek 2. Dzięki wykorzystaniu mieszanego modelu wątków mogą one korzystać z zalety KLT (wątki jądra) jaka jest mulifunkcjonalność, wątek czekajacy na coś w funkcji systemowej nie blokuje innych wątków</text:span><text:span text:style-name="T3">.</text:span></text:p>
      <text:p text:style-name="P5"><text:span text:style-name="T1">Z</text:span>D3</text:p>
      <text:p text:style-name="P6">Pojedynczo-wpisywane do tablicy zmiennych globalnych</text:p>
      <text:p text:style-name="P6">Poprzez strukture- wartosci wydobywane są w funkcji poprzez wskaznik na strukture</text:p>
      <text:p text:style-name="P6">W programie bug3.c program odwoływał się w sposób błędny do adresu zmiennej t</text:p>
      <text:p text:style-name="P6">oraz błędnie konwertował typ zmiennej long</text:p>
      <text:p text:style-name="P7">ZD4</text:p>
      <text:p text:style-name="P7">Należy skonwertować typ void na long</text:p>
      <text:p text:style-name="P7">Program nie kończył się zakończeniem wątków pthread_exit(NULL)</text:p>
      <text:p text:style-name="P7">ZD5</text:p>
      <text:p text:style-name="P8">Aby wątki zwracały różne wartości dodałem przemnażanie result przez ich id. Program działał.</text:p>
      <text:p text:style-name="P8">Różnica polega na tym , że w programie join kolejne watki czekają na skończenie innego wątku, wątki mogą również być odłączone (detached) i wtedy nie podlegaja wcielaniu tylko koncza się bez potrzeby odczytywania ich statusu.(Próbujac rozwiązać problem dodałem do programu mutex który dodatkowo chierarchizuje wykonywanie się wątków)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1:57:23.717414640</meta:creation-date>
    <dc:date>2021-01-06T14:41:36.770887897</dc:date>
    <meta:editing-duration>PT1H43M9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15" meta:word-count="187" meta:character-count="1325" meta:non-whitespace-character-count="1153"/>
  </office:meta>
</office:document-meta>
</file>